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b636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1.</text:span><text:span text:style-name="T4">2</text:span><text:span text:style-name="T1">. </text:span><text:span text:style-name="T3">Contar las cartas, </text:span><text:span text:style-name="T4">transición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5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4T12:22:59.307000000</dc:date>
    <meta:editing-duration>PT18M27S</meta:editing-duration>
    <meta:editing-cycles>28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9" meta:character-count="71" meta:non-whitespace-character-count="65"/>
  </office:meta>
</office:document-meta>
</file>